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6144" calcext:value-type="float">
            <text:p>97.9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064" calcext:value-type="float">
            <text:p>96.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8144" calcext:value-type="float">
            <text:p>98.6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232" calcext:value-type="float">
            <text:p>102.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201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416" calcext:value-type="float">
            <text:p>101.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052" calcext:value-type="float">
            <text:p>99.4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6536" calcext:value-type="float">
            <text:p>94.9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3552" calcext:value-type="float">
            <text:p>90.9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3152" calcext:value-type="float">
            <text:p>91.5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2688" calcext:value-type="float">
            <text:p>92.3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201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201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0392" calcext:value-type="float">
            <text:p>88.4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200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496" calcext:value-type="float">
            <text:p>93.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9264" calcext:value-type="float">
            <text:p>88.5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200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3856" calcext:value-type="float">
            <text:p>84.9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200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5952" calcext:value-type="float">
            <text:p>83.4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200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4952" calcext:value-type="float">
            <text:p>83.0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199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1776" calcext:value-type="float">
            <text:p>79.7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7376" calcext:value-type="float">
            <text:p>78.8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7168" calcext:value-type="float">
            <text:p>78.6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3664" calcext:value-type="float">
            <text:p>78.0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198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198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198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198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956" calcext:value-type="float">
            <text:p>76.4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198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198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198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198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132" calcext:value-type="float">
            <text:p>75.3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501</text:p>
          </table:table-cell>
          <table:table-cell office:value-type="string" calcext:value-type="string">
            <text:p>198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512" calcext:value-type="float">
            <text:p>75.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